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28in" fo:break-before="auto" style:use-optimal-row-height="true"/>
    </style:style>
    <style:style style:name="ro3" style:family="table-row">
      <style:table-row-properties style:row-height="0.32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.0555in" fo:padding-left="0.0555in" fo:padding-right="0.0555in" fo:padding-top="0.0693in"/>
    </style:style>
    <style:style style:name="ce2" style:family="table-cell" style:parent-style-name="Default">
      <style:table-cell-properties fo:padding-bottom="0.0555in" fo:padding-left="0.0555in" fo:padding-right="0.0555in" fo:padding-top="0.0693in"/>
      <style:text-properties fo:font-size="13pt" style:font-size-asian="13pt" style:font-size-complex="13pt"/>
    </style:style>
    <style:style style:name="ce3" style:family="table-cell" style:parent-style-name="Default">
      <style:table-cell-properties fo:border="0.06pt solid #000000" fo:padding-bottom="0.0555in" fo:padding-left="0.0555in" fo:padding-right="0.0555in" fo:padding-top="0.0693in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6pt solid #000000" fo:border-left="0.06pt solid #000000" fo:padding-bottom="0.0555in" fo:padding-left="0.0555in" fo:padding-right="0.0555in" fo:padding-top="0.0693in" fo:border-right="none" fo:border-top="0.06pt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6pt solid #000000" fo:border-left="none" fo:padding-bottom="0.0555in" fo:padding-left="0.0555in" fo:padding-right="0.0555in" fo:padding-top="0.0693in" fo:border-right="none" fo:border-top="0.06pt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transparent" fo:border="0.06pt solid #000000" fo:padding-bottom="0.0555in" fo:padding-left="0.0555in" fo:padding-right="0.0555in" fo:padding-top="0.0693in"/>
      <style:text-properties fo:font-size="13pt" style:font-size-asian="13pt" style:font-size-complex="13pt"/>
    </style:style>
    <style:style style:name="ce7" style:family="table-cell" style:parent-style-name="Default">
      <style:table-cell-properties fo:border-bottom="0.06pt solid #000000" fo:background-color="transparent" fo:border-left="0.06pt solid #000000" fo:padding-bottom="0.0555in" fo:padding-left="0.0555in" fo:padding-right="0.0555in" fo:padding-top="0.0693in" fo:border-right="none" fo:border-top="0.06pt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transparent" fo:border="0.06pt solid #000000" fo:padding-bottom="0.0555in" fo:padding-left="0.0555in" fo:padding-right="0.0555in" fo:padding-top="0.0693in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0.06pt solid #000000" fo:background-color="transparent" fo:border-left="none" fo:padding-bottom="0.0555in" fo:padding-left="0.0555in" fo:padding-right="0.0555in" fo:padding-top="0.0693in" fo:border-right="none" fo:border-top="0.06pt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order-bottom="0.06pt solid #000000" fo:background-color="transparent" fo:border-left="none" fo:padding-bottom="0.0555in" fo:padding-left="0.0555in" fo:padding-right="0.0555in" fo:padding-top="0.0693in" fo:border-right="0.06pt solid #000000" fo:border-top="0.06pt solid #000000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12" table:default-cell-style-name="ce6"/>
        <table:table-column table:style-name="co1" table:default-cell-style-name="ce1"/>
        <table:table-row table:style-name="ro1">
          <table:table-cell table:style-name="Default" table:number-columns-repeated="2"/>
          <table:table-cell/>
          <table:table-cell table:style-name="Default" table:number-columns-repeated="15"/>
        </table:table-row>
        <table:table-row table:style-name="ro2">
          <table:table-cell/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o(N^2)</text:p>
          </table:table-cell>
          <table:table-cell table:style-name="Default" table:number-columns-repeated="15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 table:number-columns-repeated="15"/>
        </table:table-row>
        <table:table-row table:style-name="ro3">
          <table:table-cell/>
          <table:table-cell table:style-name="ce2" table:number-columns-repeated="16"/>
          <table:table-cell/>
        </table:table-row>
        <table:table-row table:style-name="ro3">
          <table:table-cell/>
          <table:table-cell table:style-name="ce2" table:number-columns-repeated="2"/>
          <table:table-cell table:style-name="ce4"/>
          <table:table-cell table:style-name="ce5"/>
          <table:table-cell table:style-name="ce15" office:value-type="string" calcext:value-type="string" table:number-columns-spanned="3" table:number-rows-spanned="1">
            <text:p>Quick Find 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text:p>Quick Union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text:p>WQU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text:p>CWQU</text:p>
          </table:table-cell>
          <table:covered-table-cell table:number-columns-repeated="2" table:style-name="ce15"/>
          <table:table-cell/>
        </table:table-row>
        <table:table-row table:style-name="ro3">
          <table:table-cell/>
          <table:table-cell office:value-type="string" calcext:value-type="string">
            <text:p>Ficheiro</text:p>
          </table:table-cell>
          <table:table-cell table:style-name="ce3" office:value-type="string" calcext:value-type="string">
            <text:p>Nós</text:p>
          </table:table-cell>
          <table:table-cell office:value-type="string" calcext:value-type="string">
            <text:p>Pares</text:p>
          </table:table-cell>
          <table:table-cell office:value-type="string" calcext:value-type="string">
            <text:p>Ligações</text:p>
          </table:table-cell>
          <table:table-cell table:style-name="ce7" office:value-type="string" calcext:value-type="string">
            <text:p>Find </text:p>
          </table:table-cell>
          <table:table-cell table:style-name="ce8" office:value-type="string" calcext:value-type="string">
            <text:p>Union </text:p>
          </table:table-cell>
          <table:table-cell table:style-name="ce8" office:value-type="string" calcext:value-type="string">
            <text:p>Total</text:p>
          </table:table-cell>
          <table:table-cell table:style-name="ce7" office:value-type="string" calcext:value-type="string">
            <text:p>Find </text:p>
          </table:table-cell>
          <table:table-cell table:style-name="ce8" office:value-type="string" calcext:value-type="string">
            <text:p>Union </text:p>
          </table:table-cell>
          <table:table-cell table:style-name="ce8" office:value-type="string" calcext:value-type="string">
            <text:p>Total</text:p>
          </table:table-cell>
          <table:table-cell table:style-name="ce7" office:value-type="string" calcext:value-type="string">
            <text:p>Find </text:p>
          </table:table-cell>
          <table:table-cell table:style-name="ce8" office:value-type="string" calcext:value-type="string">
            <text:p>Union </text:p>
          </table:table-cell>
          <table:table-cell table:style-name="ce8" office:value-type="string" calcext:value-type="string">
            <text:p>Total</text:p>
          </table:table-cell>
          <table:table-cell table:style-name="ce7" office:value-type="string" calcext:value-type="string">
            <text:p>Find </text:p>
          </table:table-cell>
          <table:table-cell table:style-name="ce8" office:value-type="string" calcext:value-type="string">
            <text:p>Union </text:p>
          </table:table-cell>
          <table:table-cell table:style-name="ce9" office:value-type="string" calcext:value-type="string">
            <text:p>Total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z10.tx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20.tx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z50.tx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z100.txt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z200.txt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z500.txt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17" calcext:value-type="float">
            <text:p>417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z1000.txt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835" calcext:value-type="float">
            <text:p>835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z2000.txt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684" calcext:value-type="float">
            <text:p>1684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z5000.txt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203" calcext:value-type="float">
            <text:p>4203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z10000.txt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8361" calcext:value-type="float">
            <text:p>8361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z20000.txt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6794" calcext:value-type="float">
            <text:p>16794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z50000.txt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41812" calcext:value-type="float">
            <text:p>41812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z100000.txt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83744" calcext:value-type="float">
            <text:p>83744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z200000.txt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167760" calcext:value-type="float">
            <text:p>167760</text:p>
          </table:table-cell>
          <table:table-cell table:number-columns-repeated="13"/>
        </table:table-row>
        <table:table-row table:style-name="ro3">
          <table:table-cell table:style-name="Default"/>
          <table:table-cell office:value-type="string" calcext:value-type="string">
            <text:p>z500000.txt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419003" calcext:value-type="float">
            <text:p>419003</text:p>
          </table:table-cell>
          <table:table-cell table:number-columns-repeated="13"/>
        </table:table-row>
        <table:table-row table:style-name="ro2" table:number-rows-repeated="2">
          <table:table-cell table:style-name="Default"/>
          <table:table-cell table:style-name="ce1" table:number-columns-repeated="16"/>
          <table:table-cell/>
        </table:table-row>
        <table:table-row table:style-name="ro2">
          <table:table-cell table:style-name="Default"/>
          <table:table-cell table:style-name="ce1" table:number-columns-repeated="1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12:54:42.27454362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5T16:22:35.669354264</meta:creation-date>
    <dc:date>2021-10-06T14:04:01.729310724</dc:date>
    <meta:editing-duration>PT2H53M34S</meta:editing-duration>
    <meta:editing-cycles>2</meta:editing-cycles>
    <meta:generator>LibreOffice/7.2.1.2$Linux_X86_64 LibreOffice_project/20$Build-2</meta:generator>
    <meta:document-statistic meta:table-count="1" meta:cell-count="68" meta:object-count="0"/>
  </office:meta>
</office:document-meta>
</file>